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ph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c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ow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penguin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i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ove</text:p>
          </table:table-cell>
        </table:table-row>
      </table:table>
      <table:table table:name="be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Cows Are Co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otlight</text:p>
          </table:table-cell>
          <table:table-cell office:value-type="string" calcext:value-type="string">
            <text:p>Penguins Are Cute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08:22:44.265220936</meta:creation-date>
    <dc:date>2018-11-22T08:29:39.697820585</dc:date>
    <meta:editing-duration>PT6M55S</meta:editing-duration>
    <meta:editing-cycles>2</meta:editing-cycles>
    <meta:generator>LibreOffice/5.1.6.2$Linux_X86_64 LibreOffice_project/10m0$Build-2</meta:generator>
    <meta:document-statistic meta:table-count="2" meta:cell-count="25" meta:object-count="0"/>
  </office:meta>
</office:document-meta>
</file>